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7cd7"/>
    </style:style>
    <style:style style:name="P2" style:family="paragraph" style:parent-style-name="Standard">
      <style:text-properties officeooo:rsid="000c7cd7" officeooo:paragraph-rsid="000c7cd7"/>
    </style:style>
    <style:style style:name="P3" style:family="paragraph" style:parent-style-name="Standard">
      <style:text-properties officeooo:paragraph-rsid="000c7cd7"/>
    </style:style>
    <style:style style:name="P4" style:family="paragraph" style:parent-style-name="Standard">
      <style:text-properties officeooo:rsid="000e7235" officeooo:paragraph-rsid="000e7235"/>
    </style:style>
    <style:style style:name="P5" style:family="paragraph" style:parent-style-name="Standard">
      <style:text-properties fo:font-size="22pt" fo:font-weight="bold" officeooo:rsid="000e7235" officeooo:paragraph-rsid="000e7235" style:font-size-asian="22pt" style:font-weight-asian="bold" style:font-size-complex="22pt" style:font-weight-complex="bold"/>
    </style:style>
    <style:style style:name="P6" style:family="paragraph" style:parent-style-name="Standard">
      <style:text-properties fo:font-size="24pt" officeooo:rsid="000e7235" officeooo:paragraph-rsid="000e7235" style:font-size-asian="24pt" style:font-size-complex="24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fo:font-weight="bold"/>
    </style:style>
    <style:style style:name="P10" style:family="paragraph" style:parent-style-name="Text_20_body" style:list-style-name="L3"/>
    <style:style style:name="P11" style:family="paragraph" style:parent-style-name="Text_20_body">
      <style:text-properties officeooo:rsid="000c7cd7"/>
    </style:style>
    <style:style style:name="P12" style:family="paragraph" style:parent-style-name="Text_20_body">
      <style:text-properties officeooo:rsid="000e7235" officeooo:paragraph-rsid="000e7235"/>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Heading_20_3">
      <style:text-properties officeooo:rsid="000c7cd7"/>
    </style:style>
    <style:style style:name="P17" style:family="paragraph" style:parent-style-name="List_20_Contents">
      <style:paragraph-properties fo:margin-top="0cm" fo:margin-bottom="0.499cm" loext:contextual-spacing="false"/>
    </style:style>
    <style:style style:name="T1" style:family="text">
      <style:text-properties fo:color="#800000" style:font-name="Consolas" fo:font-size="9.5pt" style:font-size-asian="9.5pt" fo:background-color="#ffffff"/>
    </style:style>
    <style:style style:name="T2" style:family="text">
      <style:text-properties fo:color="#000000" style:font-name="Consolas" fo:font-size="9.5pt" style:font-size-asian="9.5pt" fo:background-color="#ffffff"/>
    </style:style>
    <style:style style:name="T3" style:family="text">
      <style:text-properties fo:color="#000000" style:font-name="Consolas" fo:font-size="9.5pt" officeooo:rsid="000c7cd7" style:font-size-asian="9.5pt" fo:background-color="#ffffff"/>
    </style:style>
    <style:style style:name="T4" style:family="text">
      <style:text-properties fo:color="#000000" style:font-name="Consolas" fo:font-size="9.5pt" fo:font-weight="bold" style:font-size-asian="9.5pt" fo:background-color="#ffffff"/>
    </style:style>
    <style:style style:name="T5" style:family="text">
      <style:text-properties fo:color="#000000" style:font-name="Consolas" fo:font-size="9.5pt" fo:font-style="italic" style:font-size-asian="9.5pt" fo:background-color="#ffffff"/>
    </style:style>
    <style:style style:name="T6" style:family="text">
      <style:text-properties fo:color="#000000" style:font-name="Consolas" fo:background-color="#ffffff"/>
    </style:style>
    <style:style style:name="T7" style:family="text">
      <style:text-properties fo:color="#ff0000" style:font-name="Consolas" fo:font-size="9.5pt" style:font-size-asian="9.5pt" fo:background-color="#ffffff"/>
    </style:style>
    <style:style style:name="T8" style:family="text">
      <style:text-properties fo:color="#0000ff" style:font-name="Consolas" fo:font-size="9.5pt" style:font-size-asian="9.5pt" fo:background-color="#ffffff"/>
    </style:style>
    <style:style style:name="T9"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Output Management hat die Versorgung von Mitarbeitern und Externen (Kunden, Interessenten etc.) mit notwendigen Dokumenten zum Ziel. Zudem sollten die Dokumente leicht lesbar, druckbar oder speicherbar sein. Dokumente können als </text:span><text:a xlink:type="simple" xlink:href="https://de.wikipedia.org/wiki/Druckerzeugnis" text:style-name="Internet_20_link" text:visited-style-name="Visited_20_Internet_20_Link">Druckerzeugnis</text:a><text:span text:style-name="T2">, </text:span><text:a xlink:type="simple" xlink:href="https://de.wikipedia.org/wiki/Fax" text:style-name="Internet_20_link" text:visited-style-name="Visited_20_Internet_20_Link">Fax</text:a><text:span text:style-name="T2">, </text:span><text:a xlink:type="simple" xlink:href="https://de.wikipedia.org/wiki/E-Mail" text:style-name="Internet_20_link" text:visited-style-name="Visited_20_Internet_20_Link">E-Mail</text:a><text:span text:style-name="T2"> oder in weiteren beliebigen Formen vorliegen und mit verschiedenen </text:span><text:a xlink:type="simple" xlink:href="https://de.wikipedia.org/wiki/Dokumenten-Technologien" text:style-name="Internet_20_link" text:visited-style-name="Visited_20_Internet_20_Link">Dokumententechnologien</text:a><text:span text:style-name="T2"> erzeugt worden sein. In Unternehmen mit verteilten Standorten kann zum Output Management beispielsweise der zentral ausgelöste Druck von Dokumenten im entfernten Standort sein. Das Output Management hat die Aufgabe, Fehler zu erkennen und ggf. die Auslieferung (bspw. den Druck) über ein alternatives System erneut auszuführen. Output Management ist eine </text:span><text:a xlink:type="simple" xlink:href="https://de.wikipedia.org/wiki/Enterprise_Content_Management_System" text:style-name="Internet_20_link" text:visited-style-name="Visited_20_Internet_20_Link">Komponente</text:a><text:span text:style-name="T2"> des </text:span><text:a xlink:type="simple" xlink:href="https://de.wikipedia.org/wiki/Enterprise_Content_Management" text:style-name="Internet_20_link" text:visited-style-name="Visited_20_Internet_20_Link">Enterprise Content Management</text:a><text:span text:style-name="T2">, um Informationen gesteuert an verschiedene Zielgruppen auf unterschiedlichen Ausgabekanälen in elektronischer oder physischer Form bereitzustellen.</text:span></text:p>
      <text:h text:style-name="Heading_20_2" text:outline-level="2"><text:bookmark text:name="Ziele"/>Ziele</text:h>
      <text:h text:style-name="Heading_20_3" text:outline-level="3"><text:bookmark text:name="Quantitative_Ziele"/>Quantitative Ziele</text:h>
      <text:list xml:id="list8902160479403474874" text:style-name="L1">
        <text:list-item>
          <text:p text:style-name="P13">Druckkosteneinsparung </text:p>
        </text:list-item>
        <text:list-item>
          <text:p text:style-name="P13">Reduzierung der Lagerhaltungskosten </text:p>
        </text:list-item>
        <text:list-item>
          <text:p text:style-name="P13">Reduzierung der Überschussproduktion von Papier und Broschüren </text:p>
        </text:list-item>
        <text:list-item>
          <text:p text:style-name="P13">Reduzierung der Hard- und Softwarekosten </text:p>
        </text:list-item>
        <text:list-item>
          <text:p text:style-name="P13">Portokosten-Optimierung durch Sendungszusammenführung und externe Konsolidierung </text:p>
        </text:list-item>
        <text:list-item>
          <text:p text:style-name="P13">Bessere Nutzung der Personalressourcen </text:p>
        </text:list-item>
        <text:list-item>
          <text:p text:style-name="P13">Senkung der Betriebskosten (Papier, Toner, …) </text:p>
        </text:list-item>
        <text:list-item>
          <text:p text:style-name="P7">Höhere Verfügbarkeit der Systeme (Hochleistungsdrucker, etc.) </text:p>
        </text:list-item>
      </text:list>
      <text:h text:style-name="Heading_20_3" text:outline-level="3" text:is-list-header="true"><text:bookmark text:name="Qualitative_Ziele"/>Qualitative Ziele</text:h>
      <text:list xml:id="list8160466294538986527" text:style-name="L2">
        <text:list-item>
          <text:p text:style-name="P14">Zentrale Dokumenten- und Formularverwaltung </text:p>
        </text:list-item>
        <text:list-item>
          <text:p text:style-name="P14">Auflösung physischer Formularverwaltung und Formularbevorratung </text:p>
        </text:list-item>
        <text:list-item>
          <text:p text:style-name="P14">Vermeidung von Formularvordrucken </text:p>
        </text:list-item>
        <text:list-item>
          <text:p text:style-name="P14">Ausgabe auf verschiedenen Plattformen </text:p>
        </text:list-item>
        <text:list-item>
          <text:p text:style-name="P14">Einheitliches Erscheinungsbild (CI-konformes Layout) </text:p>
        </text:list-item>
        <text:list-item>
          <text:p text:style-name="P14">Elektronische Archivierung des Outputs in der passenden Kundenakte und Fortschreibung in der CRM-Historie </text:p>
        </text:list-item>
        <text:list-item>
          <text:p text:style-name="P14">Permanent stabile Druckqualität bei schnellerem Druckoutput </text:p>
        </text:list-item>
        <text:list-item>
          <text:p text:style-name="P14">Durchgängige Revisionssicherheit </text:p>
        </text:list-item>
        <text:list-item>
          <text:p text:style-name="P14">Erhöhung der Mitarbeiterzufriedenheit </text:p>
        </text:list-item>
        <text:list-item>
          <text:p text:style-name="P14">Flexibilität in den Postverarbeitungsprozessen </text:p>
        </text:list-item>
        <text:list-item>
          <text:p text:style-name="P14">Hoher Individualisierungsgrad (Serien-Output mit individuellen Bestandteilen) </text:p>
        </text:list-item>
        <text:list-item>
          <text:p text:style-name="P14">Steigerung der Kostenstellentransparenz </text:p>
        </text:list-item>
        <text:list-item>
          <text:p text:style-name="P14">Einheitlicher, verschlüsselter Druck-Workflow </text:p>
        </text:list-item>
        <text:list-item>
          <text:p text:style-name="P8">Ereignis- / Prozessbezug bei der Zusammenführung durch systemgestützte Vollständigkeitsprüfung </text:p>
        </text:list-item>
      </text:list>
      <text:h text:style-name="Heading_20_2" text:outline-level="2" text:is-list-header="true"><text:bookmark text:name="Output_Management_in_Druckzentren"/>Output Management in Druckzentren</text:h>
      <text:p text:style-name="P9">Funktionen</text:p>
      <text:list xml:id="list5615985233793783201" text:style-name="L3">
        <text:list-item>
          <text:p text:style-name="P15">Entgegennehmen von Dokumenten aus verschiedenen Eingangssystemen </text:p>
        </text:list-item>
        <text:list-item>
          <text:p text:style-name="P15">ggf. Dokumente mit weiteren Elementen anreichern (z.B. Logos, Unterschriften) </text:p>
        </text:list-item>
        <text:list-item>
          <text:p text:style-name="P15"><text:soft-page-break/><text:a xlink:type="simple" xlink:href="https://de.wikipedia.org/wiki/Produktionsplanung_und_-steuerung" text:style-name="Internet_20_link" text:visited-style-name="Visited_20_Internet_20_Link">Produktionsplanung und -steuerung</text:a> für Drucksysteme </text:p>
          <text:list>
            <text:list-item>
              <text:p text:style-name="P15">Verteilung der <text:a xlink:type="simple" xlink:href="https://de.wikipedia.org/wiki/Druckauftrag" text:style-name="Internet_20_link" text:visited-style-name="Visited_20_Internet_20_Link">Druckaufträge</text:a> auf verschiedene Drucksysteme </text:p>
            </text:list-item>
            <text:list-item>
              <text:p text:style-name="P15">Bündelung einzelner Druckaufträge, wenn sie bpsw. die gleiche Papiersorte verwenden </text:p>
            </text:list-item>
            <text:list-item>
              <text:p text:style-name="P15">Load Balancing zwischen den Drucksystemen </text:p>
            </text:list-item>
          </text:list>
        </text:list-item>
        <text:list-item>
          <text:p text:style-name="P15">Farbmanagement für unterschiedliche Drucksysteme </text:p>
        </text:list-item>
        <text:list-item>
          <text:p text:style-name="P15">Druckerüberwachung (Status / Monitoring) </text:p>
        </text:list-item>
        <text:list-item>
          <text:p text:style-name="P15">Ressourcenüberwachung / Reporting (Maschinen, Druckmaterial) </text:p>
        </text:list-item>
        <text:list-item>
          <text:p text:style-name="P10">ggf. Bearbeitung der Schnittstellen zwischen Rechner und Drucksystem </text:p>
        </text:list-item>
      </text:list>
      <text:h text:style-name="Heading_20_2" text:outline-level="2" text:is-list-header="true"><text:bookmark text:name="Perspektiven"/>Perspektiven</text:h>
      <text:h text:style-name="Heading_20_3" text:outline-level="3"><text:bookmark text:name="Individualisierung"/>Individualisierung</text:h>
      <text:p text:style-name="Text_20_body">Geschäftsschreiben müssen heute immer persönlicher werden, auf den Kunden abgestimmt sein und zwar inhaltlich und auch in Bezug auf den Vertriebsweg. Mit der Individualisierung steigt die technische Anforderung an eine Softwarelösung sowie an das Druck- und Weiterverarbeitungsequipment.</text:p>
      <text:h text:style-name="Heading_20_3" text:outline-level="3"><text:bookmark text:name="Web-to_print"/>Web-to print</text:h>
      <text:p text:style-name="Text_20_body">Die Weiterentwicklung von zentralen Druckkonzepten macht auch vor dem World-Wide-Web nicht halt. Mit web-to print wird die webbasierte Erstellung und vernetzte Verwaltung von Marketingmaterialien und Drucksachen verstanden, einschließlich der Koordination aller hierfür erforderlichen Arbeitsprozesse.</text:p>
      <text:h text:style-name="Heading_20_3" text:outline-level="3"><text:bookmark text:name="Prozess-Integration"/>Prozess-Integration</text:h>
      <text:p text:style-name="Text_20_body">Die Ausgabe wird in der Regel als ein manueller Akt gesehen. Im Zuge der Effizienzsteigerung durch Unternehmensanwendungen (ERP) spielt die prozess-integrierte Ausgabe eine immer größer werdende Rolle. Es geht hierbei um das automatische Anstoßen einer Ausgabe am Ende eines Geschäftsprozesses, ohne dass ein Benutzer nochmal den Ausgabekanal oder den Drucker auswählen muss, weil die Ausgabeparameter bereits vorkonfiguriert sind. In der Praxis kann es beispielsweise so aussehen, dass nachdem ein neuer Bestellvorgang angelegt ist, eine Bestellbestätigung automatisch ausgedruckt oder per E-Mail verschickt wird. Prozess-Integration verringert die Benutzerinteraktion und damit auch benutzerbedingte Fehler.</text:p>
      <text:h text:style-name="Heading_20_3" text:outline-level="3"><text:bookmark text:name="Unternehmensweite_Output-Management-L.C3.B6sungen"/>Unternehmensweite Output-Management-Lösungen</text:h>
      <text:p text:style-name="Text_20_body">Die Weiterentwicklung der Prozess-Integration liegt in der Ausweitung des integrierten Output-Management-Ansatzes auf Geschäftsprozesse aus allen Bereichen des Unternehmens, also den Ausgabeprozessen rund um ERP, PLM, Engineering, Office, etc. Neue Output-Management-Ansätze zielen hier auf die Bündelung sämtlicher Ausgabeprozesse im Unternehmen in einem zentralen System. Dieses als "Corporate Output Management" bezeichnete Konzept soll alle Systemumgebungen und Inputformate, alle Ausgabe-Kanäle (Print, Web, Seriendruck, Archiv, etc.), sowie alle Output-Management-Aufgaben in einem System vereinen. Anbieter und Anwender versprechen sich davon neben der Reduktion der bislang üblichen, hohen IT-Komplexität im Bereich des Output Managements, Kosteneinsparungen und die Erschließung von Synergien zwischen Aufgaben und Systemen, die sich auf die verbundenen Geschäftsprozesse auswirken <text:soft-page-break/>sollen.</text:p>
      <text:p text:style-name="P1"><text:span text:style-name="T2"/></text:p>
      <text:p text:style-name="P1"><text:span text:style-name="T2"/></text:p>
      <text:p text:style-name="P1"><text:span text:style-name="T2"/></text:p>
      <text:p text:style-name="P1"><text:span text:style-name="T2"/></text:p>
      <text:p text:style-name="P5"><text:span text:style-name="T6">software entwicklung</text:span></text:p>
      <text:p text:style-name="P12"><text:span text:style-name="T2">Ein Softwareentwickler kann eine oder mehrere der aufgeführten Rollen gleichzeitig ausfüllen. Dies hängt davon ab, wie der </text:span><text:a xlink:type="simple" xlink:href="https://de.wikipedia.org/wiki/Softwareentwicklungsprozess" text:style-name="Internet_20_link" text:visited-style-name="Visited_20_Internet_20_Link">Softwareentwicklungsprozess</text:a><text:span text:style-name="T2"> in seinem bzw. ihrem Team organisiert ist.</text:span></text:p>
      <text:p text:style-name="List_20_Heading">Programmierer </text:p>
      <text:p text:style-name="P17">Beschränken sich Softwareentwickler auf die Implementierung der Software ohne eigene direkte Mitarbeit beim Entwurf der <text:a xlink:type="simple" xlink:href="https://de.wikipedia.org/wiki/Softwarearchitektur" text:style-name="Internet_20_link" text:visited-style-name="Visited_20_Internet_20_Link">Softwarearchitektur</text:a>, so bezeichnet man sie als <text:span text:style-name="T9">Programmierer</text:span>. </text:p>
      <text:p text:style-name="List_20_Heading">Softwarearchitekt </text:p>
      <text:p text:style-name="P17">Ein <text:a xlink:type="simple" xlink:href="https://de.wikipedia.org/wiki/Softwarearchitekt" text:style-name="Internet_20_link" text:visited-style-name="Visited_20_Internet_20_Link"><text:span text:style-name="T9">Softwarearchitekt</text:span></text:a> entwirft den Aufbau von Softwaresystemen und trifft grundlegende Entscheidungen über das Zusammenspiel ihrer diversen Komponenten. Ein Softwarearchitekt betrachtet das Softwaresystem von einer abstrakteren Ebene als ein Programmierer. </text:p>
      <text:p text:style-name="List_20_Heading">Tester </text:p>
      <text:p text:style-name="P17">Ein <text:a xlink:type="simple" xlink:href="https://de.wikipedia.org/wiki/Softwaretest" text:style-name="Internet_20_link" text:visited-style-name="Visited_20_Internet_20_Link"><text:span text:style-name="T9">Tester</text:span></text:a> oder <text:span text:style-name="T9">Test Engineer</text:span> ist eine Person, die <text:a xlink:type="simple" xlink:href="https://de.wikipedia.org/wiki/Softwaretest" text:style-name="Internet_20_link" text:visited-style-name="Visited_20_Internet_20_Link">Softwaretests</text:a> durchführt oder eine ganze <text:a xlink:type="simple" xlink:href="https://de.wikipedia.org/wiki/Softwaretest#Teststrategie" text:style-name="Internet_20_link" text:visited-style-name="Visited_20_Internet_20_Link">Teststrategie</text:a> für das System entwirft. </text:p>
      <text:p text:style-name="List_20_Heading">Anforderungsspezialist </text:p>
      <text:p text:style-name="P17">Ein <text:span text:style-name="T9">Anforderungsspezialist</text:span>, oft <text:span text:style-name="T9">Requirements Engineer</text:span> genannt, ist eine Person, die sich auf das Erfassen von <text:a xlink:type="simple" xlink:href="https://de.wikipedia.org/wiki/Anforderung" text:style-name="Internet_20_link" text:visited-style-name="Visited_20_Internet_20_Link">Anforderungen</text:a> spezialisiert hat oder der die Aufgabe zukommt, die <text:a xlink:type="simple" xlink:href="https://de.wikipedia.org/wiki/Anforderungsanalyse_%28Informatik%29" text:style-name="Internet_20_link" text:visited-style-name="Visited_20_Internet_20_Link">Anforderungsanalyse</text:a> durchzuführen. </text:p>
      <text:h text:style-name="Heading_20_3" text:outline-level="3"><text:bookmark text:name="Programmierer_und_Softwareentwickler"/>Programmierer und Softwareentwickler</text:h>
      <text:p text:style-name="Text_20_body">Umgangssprachlich wird zwischen den Begriffen „Programmierer“ und „Softwareentwickler“ oft nicht unterschieden, jedoch sind sie nicht synonym. So meint man mit dem Begriff des Softwareentwicklers zwar oft Programmierer, umgekehrt spricht man allerdings nicht von Programmierern, wenn etwa Softwarearchitekten oder Tester gemeint sind.</text:p>
      <text:p text:style-name="P4"><text:span text:style-name="T2"/></text:p>
      <text:p text:style-name="P4"><text:span text:style-name="T2"/></text:p>
      <text:p text:style-name="P4"><text:span text:style-name="T2"/></text:p>
      <text:p text:style-name="P6"><text:span text:style-name="T6">Workflow Management</text:span></text:p>
      <text:p text:style-name="P4"><text:span text:style-name="T4">orkflow-Management</text:span><text:span text:style-name="T2"> (</text:span><text:span text:style-name="T4">WflM</text:span><text:span text:style-name="T2">, deutsch </text:span><text:span text:style-name="T5">Arbeitsablaufverwaltung</text:span><text:span text:style-name="T2">) ist die informationstechnische Unterstützung oder (teilweise) Automatisierung von </text:span><text:a xlink:type="simple" xlink:href="https://de.wikipedia.org/wiki/Geschäftsprozess" text:style-name="Internet_20_link" text:visited-style-name="Visited_20_Internet_20_Link">Geschäftsprozessen</text:a><text:span text:style-name="T2">. WflM ist eine Ausprägung der </text:span><text:a xlink:type="simple" xlink:href="https://de.wikipedia.org/wiki/Computer_Supported_Cooperative_Work" text:style-name="Internet_20_link" text:visited-style-name="Visited_20_Internet_20_Link">Computer Supported Cooperative Work</text:a><text:span text:style-name="T2"> (CSCW). Aufgabe des Workflow-Managements ist es, auf Basis einer </text:span><text:a xlink:type="simple" xlink:href="https://de.wikipedia.org/wiki/Spezifikation" text:style-name="Internet_20_link" text:visited-style-name="Visited_20_Internet_20_Link">Spezifikation</text:a><text:span text:style-name="T2">, für die Ausführung von </text:span><text:a xlink:type="simple" xlink:href="https://de.wikipedia.org/wiki/Arbeitsablauf" text:style-name="Internet_20_link" text:visited-style-name="Visited_20_Internet_20_Link">Arbeitsabläufen</text:a><text:span text:style-name="T2"> mithilfe von IT-Systemen zu sorgen. Das Workflow-Management ist eine Möglichkeit, </text:span><text:a xlink:type="simple" xlink:href="https://de.wikipedia.org/wiki/Geschäftsprozessmanagement" text:style-name="Internet_20_link" text:visited-style-name="Visited_20_Internet_20_Link">Geschäftsprozessmanagement</text:a><text:span text:style-name="T2"> technologisch zu unterstützen. </text:span></text:p>
      <text:p text:style-name="P4"><text:span text:style-name="T2"/></text:p>
      <text:p text:style-name="P4"><text:span text:style-name="T2"/></text:p>
      <text:p text:style-name="P1"><text:span text:style-name="T2"/></text:p>
      <text:h text:style-name="P16" text:outline-level="3"><text:bookmark text:name="Workflow"/><text:span text:style-name="T2">Workflow</text:span></text:h>
      <text:p text:style-name="Text_20_body">Ein <text:a xlink:type="simple" xlink:href="https://de.wikipedia.org/wiki/Arbeitsablauf" text:style-name="Internet_20_link" text:visited-style-name="Visited_20_Internet_20_Link"><text:span text:style-name="T9">Workflow</text:span></text:a> ist ein Arbeitsablauf (alternativ <text:a xlink:type="simple" xlink:href="https://de.wikipedia.org/wiki/Geschäftsvorfall" text:style-name="Internet_20_link" text:visited-style-name="Visited_20_Internet_20_Link">Geschäftsvorfall</text:a> oder allgemein Vorgang), der aus einzelnen Aktivitäten aufgebaut ist, die sich auf Teile eines Geschäftsprozesses oder andere organisatorische Vorgänge beziehen. Der Arbeitsablauf beschreibt dabei die operationell-technische <text:soft-page-break/>Sicht auf die zu unterstützenden <text:a xlink:type="simple" xlink:href="https://de.wikipedia.org/wiki/Geschäftsprozess" text:style-name="Internet_20_link" text:visited-style-name="Visited_20_Internet_20_Link">(Geschäfts-)Prozesse</text:a>. Idealerweise erfolgt diese Beschreibung so exakt, dass die folgende Aktivität durch den Ausgang der jeweils vorangehenden determiniert ist. Die einzelnen Aktivitäten stehen demnach in Abhängigkeit zueinander. Ein Workflow hat einen definierten Anfang, einen organisierten Ablauf und ein definiertes Ende. Der Workflow ist dabei der Teil des <text:a xlink:type="simple" xlink:href="https://de.wikipedia.org/wiki/Geschäftsprozess" text:style-name="Internet_20_link" text:visited-style-name="Visited_20_Internet_20_Link">Geschäftsprozesses</text:a>, der IT-gestützt durchgeführt werden kann.</text:p>
      <text:p text:style-name="Text_20_body">Workflows zeichnen sich durch einen koordinativen Charakter aus im Gegensatz zu kooperativen Systemen, in denen mehr das synchrone <text:a xlink:type="simple" xlink:href="https://de.wikipedia.org/wiki/Kooperation" text:style-name="Internet_20_link" text:visited-style-name="Visited_20_Internet_20_Link">Zusammenarbeiten</text:a> gefördert wird. Ein Workflow wird typischerweise durch die <text:a xlink:type="simple" xlink:href="https://de.wikipedia.org/wiki/Sequentialisierung" text:style-name="Internet_20_link" text:visited-style-name="Visited_20_Internet_20_Link">Sequentialisierung</text:a> und Parallelisierung der Arbeitsschritte erreicht. Synchrone Aktivitäten laufen strikt getrennt ab.</text:p>
      <text:h text:style-name="Heading_20_3" text:outline-level="3"><text:bookmark text:name="Workflow-Management"/>Workflow-Management</text:h>
      <text:p text:style-name="Text_20_body">Das <text:span text:style-name="T9">Workflow-Management</text:span> umfasst alle <text:a xlink:type="simple" xlink:href="https://de.wikipedia.org/wiki/Aufgabe_%28Pflicht%29" text:style-name="Internet_20_link" text:visited-style-name="Visited_20_Internet_20_Link">Aufgaben</text:a>, die bei der <text:a xlink:type="simple" xlink:href="https://de.wikipedia.org/wiki/Modellierung" text:style-name="Internet_20_link" text:visited-style-name="Visited_20_Internet_20_Link">Modellierung</text:a>, <text:a xlink:type="simple" xlink:href="https://de.wikipedia.org/wiki/Spezifikation" text:style-name="Internet_20_link" text:visited-style-name="Visited_20_Internet_20_Link">Spezifikation</text:a>, <text:a xlink:type="simple" xlink:href="https://de.wikipedia.org/wiki/Simulation" text:style-name="Internet_20_link" text:visited-style-name="Visited_20_Internet_20_Link">Simulation</text:a> sowie bei der Ausführung und <text:a xlink:type="simple" xlink:href="https://de.wikipedia.org/wiki/Steuern_%28Systemtheorie%29" text:style-name="Internet_20_link" text:visited-style-name="Visited_20_Internet_20_Link">Steuerung</text:a> der <text:a xlink:type="simple" xlink:href="https://de.wikipedia.org/wiki/Arbeitsablauf" text:style-name="Internet_20_link" text:visited-style-name="Visited_20_Internet_20_Link">Workflows</text:a> erfüllt werden müssen.</text:p>
      <text:h text:style-name="Heading_20_3" text:outline-level="3"><text:bookmark text:name="Workflow-Management-System"/>Workflow-Management-System</text:h>
      <text:p text:style-name="Text_20_body">→ <text:span text:style-name="T9">Hauptartikel: </text:span><text:a xlink:type="simple" xlink:href="https://de.wikipedia.org/wiki/Workflow-Management-System" text:style-name="Internet_20_link" text:visited-style-name="Visited_20_Internet_20_Link"><text:span text:style-name="T9">Workflow-Management-System</text:span></text:a></text:p>
      <text:p text:style-name="Text_20_body">Ein <text:span text:style-name="T9">Workflow-Management-System (WfMS)</text:span> dient der aktiven Steuerung arbeitsteiliger Prozesse. Eine <text:span text:style-name="T9">Workflow-Management-Anwendung</text:span> ist eine implementierte Lösung zur Steuerung von Workflows auf der Basis eines Workflow-Management-Systems.</text:p>
      <text:p text:style-name="Text_20_body">Workflow Management-Systeme unterstützen strukturierte Aufgaben und Prozesse. Davon abzugrenzen ist die <text:a xlink:type="simple" xlink:href="https://de.wikipedia.org/wiki/Groupware" text:style-name="Internet_20_link" text:visited-style-name="Visited_20_Internet_20_Link">Groupware</text:a>, die die Unterstützung für eher unstrukturierte Prozesse leistet.</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2T11:13:48.310000000</meta:creation-date>
    <dc:date>2015-09-02T20:13:48.597000000</dc:date>
    <meta:editing-duration>PT41S</meta:editing-duration>
    <meta:editing-cycles>1</meta:editing-cycles>
    <meta:document-statistic meta:table-count="0" meta:image-count="0" meta:object-count="0" meta:page-count="4" meta:paragraph-count="70" meta:word-count="1024" meta:character-count="8758" meta:non-whitespace-character-count="7795"/>
    <meta:generator>LibreOffice/5.0.0.5$Windows_X86_64 LibreOffice_project/1b1a90865e348b492231e1c451437d7a15bb262b</meta:generator>
  </office:meta>
</office:document-meta>
</file>